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25%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Обычный">
      <style:paragraph-properties fo:text-align="center" style:justify-single-word="false"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8" style:family="paragraph" style:parent-style-name="Обычный">
      <style:paragraph-properties fo:text-align="center" style:justify-single-word="false"/>
    </style:style>
    <style:style style:name="P9" style:family="paragraph" style:parent-style-name="Обычный">
      <style:paragraph-properties fo:margin-left="3.251cm" fo:margin-right="0cm" fo:text-align="center" style:justify-single-word="false" fo:text-indent="-3.251cm" style:auto-text-indent="false">
        <style:tab-stops/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Обычный">
      <loext:graphic-properties draw:fill="solid" draw:fill-color="#ffffff" draw:opacity="100%"/>
      <style:paragraph-properties fo:margin-top="0.494cm" fo:margin-bottom="0cm" style:contextual-spacing="false" fo:line-height="115%" fo:text-align="center" style:justify-single-word="false" fo:background-color="#ffffff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Обычный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Обычный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Обычный"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Обычный">
      <style:paragraph-properties fo:text-align="end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16" style:family="paragraph" style:parent-style-name="Обычный">
      <loext:graphic-properties draw:fill="solid" draw:fill-color="#ffffff" draw:opacity="100%"/>
      <style:paragraph-properties fo:margin-top="0.494cm" fo:margin-bottom="0.494cm" style:contextual-spacing="false" fo:line-height="115%" fo:text-align="justify" style:justify-single-word="false" fo:background-color="#ffffff"/>
    </style:style>
    <style:style style:name="P17" style:family="paragraph" style:parent-style-name="Обычный">
      <loext:graphic-properties draw:fill="solid" draw:fill-color="#ffffff" draw:opacity="100%"/>
      <style:paragraph-properties fo:margin-top="0.494cm" fo:margin-bottom="0.494cm" style:contextual-spacing="false" fo:line-height="115%" fo:background-color="#ffffff"/>
    </style:style>
    <style:style style:name="P18" style:family="paragraph" style:parent-style-name="Обычный">
      <style:paragraph-properties fo:text-align="end" style:justify-single-word="fals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Абзац_20_списка" style:list-style-name="L1"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Абзац_20_списка" style:list-style-name="L2">
      <style:paragraph-properties fo:margin-top="0cm" fo:margin-bottom="0.353cm" style:contextual-spacing="false"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Абзац_20_списка" style:list-style-name="L2">
      <style:paragraph-properties fo:margin-top="0cm" fo:margin-bottom="0.353cm" style:contextual-spacing="false" fo:line-height="115%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7128" style:font-size-asian="14pt" style:font-size-complex="14pt"/>
    </style:style>
    <style:style style:name="T3" style:family="text">
      <style:text-properties fo:font-size="14pt" officeooo:rsid="001b7e82" style:font-size-asian="14pt" style:font-size-complex="14pt"/>
    </style:style>
    <style:style style:name="T4" style:family="text">
      <style:text-properties fo:color="#2b373d" loext:opacity="100%" fo:font-size="14pt" style:font-size-asian="14pt" style:font-size-complex="14pt"/>
    </style:style>
    <style:style style:name="T5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officeooo:rsid="001b7128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officeooo:rsid="001b7e82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11" style:family="text">
      <style:text-properties style:font-name="Times New Roman" fo:font-size="14pt" officeooo:rsid="001b7e82" style:font-size-asian="14pt" style:font-name-complex="Times New Roman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 style:font-weight-complex="bold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officeooo:rsid="001b7128"/>
    </style:style>
    <style:style style:name="T16" style:family="text">
      <style:text-properties officeooo:rsid="001b7e82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НИЖЕГОРОДСКОЙ ОБЛАСТИ</text:p>
      <text:p text:style-name="P1"/>
      <text:p text:style-name="P1">Государственное бюджетное профессиональное образовательное учреждение</text:p>
      <text:p text:style-name="P1"/>
      <text:p text:style-name="P1">НИЖЕГОРОДСКИЙ РАДИОТЕХНИЧЕСКИЙ КОЛЛЕДЖ</text:p>
      <text:p text:style-name="P1"/>
      <text:p text:style-name="P1"/>
      <text:p text:style-name="P1"/>
      <text:p text:style-name="P1">Специальность 09.02.07 Информационные системы и программирование</text:p>
      <text:p text:style-name="P1"/>
      <text:p text:style-name="P6"><text:span text:style-name="Основной_20_шрифт_20_абзаца"><text:span text:style-name="T1">Квалификация </text:span></text:span><text:span text:style-name="Основной_20_шрифт_20_абзаца"><text:span text:style-name="T4">Программист</text:span></text:span></text:p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0"><text:s/>КУРСОВАЯ РАБОТА</text:p>
      <text:p text:style-name="P1"/>
      <text:p text:style-name="P1">МДК 11.01 Технология разработки и защиты баз данных</text:p>
      <text:p text:style-name="P1"/>
      <text:p text:style-name="P1"/>
      <text:p text:style-name="P1">Тема: «Проектирование и разработка базы данных для <text:span text:style-name="T16">бронирования отеля</text:span>»</text:p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Выполнил студент группы</text:p>
            <text:p text:style-name="P3"/>
            <text:p text:style-name="P3">3ИСиП-2<text:span text:style-name="T15">2</text:span>-<text:span text:style-name="T15">2</text:span></text:p>
          </table:table-cell>
          <table:table-cell table:style-name="Таблица1.A1" office:value-type="string">
            <text:p text:style-name="P4">Проверил преподаватель</text:p>
            <text:p text:style-name="P4">Гутянская Е.М.</text:p>
          </table:table-cell>
        </table:table-row>
        <table:table-row>
          <table:table-cell table:style-name="Таблица1.A1" office:value-type="string">
            <text:p text:style-name="P5"/>
            <text:p text:style-name="Table_20_Contents"><text:span text:style-name="Основной_20_шрифт_20_абзаца"><text:span text:style-name="T2">Я</text:span></text:span><text:span text:style-name="Основной_20_шрифт_20_абзаца"><text:span text:style-name="T6">шин Дмитрий Иванович</text:span></text:span><text:span text:style-name="Основной_20_шрифт_20_абзаца"><text:span text:style-name="T1"> </text:span></text:span></text:p>
            <text:p text:style-name="P5"/>
          </table:table-cell>
          <table:table-cell table:style-name="Таблица1.A1" office:value-type="string">
            <text:p text:style-name="P4">Проект защищен с оценкой _______________________</text:p>
            <text:p text:style-name="P4">Дата защиты____________</text:p>
            <text:p text:style-name="P4">Подпись_________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ижний Новгород, 202<text:span text:style-name="T15">4</text:span></text:p>
      <text:p text:style-name="P7"><text:span text:style-name="Основной_20_шрифт_20_абзаца"><text:span text:style-name="T8">ЗАДАНИЕ</text:span></text:span></text:p>
      <text:p text:style-name="P11">на курсовую работу</text:p>
      <text:p text:style-name="P8"><text:span text:style-name="Основной_20_шрифт_20_абзаца"><text:span text:style-name="T8">Специальность</text:span></text:span><text:span text:style-name="Основной_20_шрифт_20_абзаца"><text:span text:style-name="T14"> 09.02.07 Информационные системы и программирование</text:span></text:span></text:p>
      <text:p text:style-name="P8"><text:span text:style-name="Основной_20_шрифт_20_абзаца"><text:span text:style-name="T14">МДК 11.01 Технология разработки и защиты баз данных</text:span></text:span></text:p>
      <text:p text:style-name="P12"/>
      <text:p text:style-name="P16"><text:span text:style-name="Основной_20_шрифт_20_абзаца"><text:span text:style-name="T9">Обучающемуся </text:span></text:span><text:span text:style-name="Основной_20_шрифт_20_абзаца"><text:span text:style-name="T11">Я</text:span></text:span><text:span text:style-name="Основной_20_шрифт_20_абзаца"><text:span text:style-name="T7">шину Дмитрию Ивановичу</text:span></text:span></text:p>
      <text:p text:style-name="P17"><text:span text:style-name="Основной_20_шрифт_20_абзаца"><text:span text:style-name="T10">Группа </text:span></text:span><text:span text:style-name="Основной_20_шрифт_20_абзаца"><text:span text:style-name="T13">3ИСиП-21-1</text:span></text:span></text:p>
      <text:p text:style-name="P9"><text:span text:style-name="Основной_20_шрифт_20_абзаца"><text:span text:style-name="T8">Тема курсовой работы </text:span></text:span><text:span text:style-name="Основной_20_шрифт_20_абзаца"><text:span text:style-name="T1">Проектирование и разработка базы данных для </text:span></text:span><text:span text:style-name="Основной_20_шрифт_20_абзаца"><text:span text:style-name="T3">бронирования отеля</text:span></text:span></text:p>
      <text:p text:style-name="P13">Требования к разрабатываемой системе</text:p>
      <text:list text:style-name="L1">
        <text:list-item>
          <text:p text:style-name="P20">Многопользовательский доступ</text:p>
        </text:list-item>
        <text:list-item>
          <text:p text:style-name="P20">Разграничение функционала по ролям</text:p>
        </text:list-item>
        <text:list-item>
          <text:p text:style-name="P20">Клиент и сотрудник <text:span text:style-name="T16">отеля</text:span> могут осуществлять следующие действия:</text:p>
          <text:list>
            <text:list-item>
              <text:p text:style-name="P20">получать оперативную информацию о наличии, описании и <text:span text:style-name="T16">свободных номеров на выбранные даты</text:span>;</text:p>
            </text:list-item>
            <text:list-item>
              <text:p text:style-name="P20">подбирать <text:span text:style-name="T16">номер</text:span> по заявленным критериям;</text:p>
            </text:list-item>
            <text:list-item>
              <text:p text:style-name="P20">находить необходимую информацию, содержащею описание <text:span text:style-name="T16">номера</text:span>, <text:span text:style-name="T16">дополнительных услуг</text:span>, <text:span text:style-name="T16">прочее</text:span> (информация должна содержать фото);</text:p>
            </text:list-item>
            <text:list-item>
              <text:p text:style-name="P20">клиент может при необходимости отказаться от брони с указанием причины и не позднее суток до <text:span text:style-name="T16">заезда</text:span>. </text:p>
            </text:list-item>
          </text:list>
        </text:list-item>
        <text:list-item>
          <text:p text:style-name="P20">Сотрудник <text:span text:style-name="T16">отеля</text:span> может осуществлять следующие действия:</text:p>
          <text:list>
            <text:list-item>
              <text:p text:style-name="P20">вести справочники (добавление, удаление, редактирование);</text:p>
            </text:list-item>
            <text:list-item>
              <text:p text:style-name="P20">оформлять <text:span text:style-name="T16">бронь и оформлять </text:span>заказ на <text:span text:style-name="T16">номер</text:span> (в одном заказе может быть только <text:span text:style-name="T16">несколько номеров</text:span> на указанное количество туристов (фио всех туристов должны быть указаны));</text:p>
            </text:list-item>
            <text:list-item>
              <text:p text:style-name="P20">стоимость заказа рассчитывается динамически. </text:p>
            </text:list-item>
          </text:list>
        </text:list-item>
      </text:list>
      <text:p text:style-name="Обычный"><text:span text:style-name="Основной_20_шрифт_20_абзаца"><text:span text:style-name="T9">Дата выдачи задания «</text:span></text:span><text:span text:style-name="Основной_20_шрифт_20_абзаца"><text:span text:style-name="T12"> <text:s text:c="9"/></text:span></text:span><text:span text:style-name="Основной_20_шрифт_20_абзаца"><text:span text:style-name="T9">»</text:span></text:span><text:span text:style-name="Основной_20_шрифт_20_абзаца"><text:span text:style-name="T12"> ноября </text:span></text:span><text:span text:style-name="Основной_20_шрифт_20_абзаца"><text:span text:style-name="T9">202</text:span></text:span><text:span text:style-name="Основной_20_шрифт_20_абзаца"><text:span text:style-name="T11">4</text:span></text:span><text:span text:style-name="Основной_20_шрифт_20_абзаца"><text:span text:style-name="T9"> г.</text:span></text:span></text:p>
      <text:p text:style-name="Обычный"><text:span text:style-name="Основной_20_шрифт_20_абзаца"><text:span text:style-name="T9">Срок сдачи работы <text:s text:c="3"/>«</text:span></text:span><text:span text:style-name="Основной_20_шрифт_20_абзаца"><text:span text:style-name="T12"> <text:s text:c="9"/></text:span></text:span><text:span text:style-name="Основной_20_шрифт_20_абзаца"><text:span text:style-name="T9">» </text:span></text:span><text:span text:style-name="Основной_20_шрифт_20_абзаца"><text:span text:style-name="T12">ноября </text:span></text:span><text:span text:style-name="Основной_20_шрифт_20_абзаца"><text:span text:style-name="T9">202</text:span></text:span><text:span text:style-name="Основной_20_шрифт_20_абзаца"><text:span text:style-name="T11">4</text:span></text:span><text:span text:style-name="Основной_20_шрифт_20_абзаца"><text:span text:style-name="T9"> г.</text:span></text:span></text:p>
      <text:p text:style-name="P14"/>
      <text:p text:style-name="P8"><text:span text:style-name="Основной_20_шрифт_20_абзаца"><text:span text:style-name="T8">Перечень вопросов, подлежащих разработке:</text:span></text:span></text:p>
      <text:list text:style-name="L2">
        <text:list-item>
          <text:list>
            <text:list-item>
              <text:list>
                <text:list-item>
                  <text:p text:style-name="P21">Введение (название выбранной темы, обзор раскрываемых вопросов, актуальность).</text:p>
                </text:list-item>
                <text:list-item>
                  <text:p text:style-name="P21">Анализ предметной области. </text:p>
                </text:list-item>
                <text:list-item>
                  <text:p text:style-name="P21">Проектирование базы данных информационной системы.</text:p>
                </text:list-item>
                <text:list-item>
                  <text:p text:style-name="P21">Разработка информационной системы.</text:p>
                </text:list-item>
                <text:list-item>
                  <text:p text:style-name="P21"><text:soft-page-break/>Руководство пользователя.</text:p>
                </text:list-item>
                <text:list-item>
                  <text:p text:style-name="P21">Заключение.</text:p>
                </text:list-item>
                <text:list-item>
                  <text:p text:style-name="P22"><text:span text:style-name="Основной_20_шрифт_20_абзаца"><text:span text:style-name="T9">Список использованной литературы.</text:span></text:span></text:p>
                </text:list-item>
              </text:list>
            </text:list-item>
          </text:list>
        </text:list-item>
      </text:list>
      <text:p text:style-name="P18"><text:span text:style-name="Основной_20_шрифт_20_абзаца"><text:span text:style-name="T8">Задание выдал преподаватель</text:span></text:span><text:span text:style-name="Основной_20_шрифт_20_абзаца"><text:span text:style-name="T9"> ______________________________ </text:span></text:span></text:p>
      <text:p text:style-name="P15"/>
      <text:p text:style-name="P18"><text:span text:style-name="Основной_20_шрифт_20_абзаца"><text:span text:style-name="T10">Задание принял обучающийся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false" fo:line-height="104%" fo:orphans="0" fo:widows="0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FreeSans" style:font-family-complex="FreeSans" style:font-family-generic-complex="system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7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Елена</meta:initial-creator>
    <meta:creation-date>2023-11-05T19:19:00Z</meta:creation-date>
    <dc:date>2024-11-01T09:13:36.627000000</dc:date>
    <meta:editing-cycles>6</meta:editing-cycles>
    <meta:editing-duration>PT18M25S</meta:editing-duration>
    <meta:document-statistic meta:table-count="1" meta:image-count="0" meta:object-count="0" meta:page-count="3" meta:paragraph-count="48" meta:word-count="272" meta:character-count="2249" meta:non-whitespace-character-count="2016"/>
    <meta:template xlink:type="simple" xlink:actuate="onRequest" xlink:title="" xlink:href="../../../Downloads/КР_Талова%20(4).odt/Normal.dotm"/>
  </office:meta>
</office:document-meta>
</file>